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26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95cm"/>
    </style:style>
    <style:style style:name="gr5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6" style:family="graphic" style:parent-style-name="standard">
      <style:graphic-properties draw:stroke="none" draw:stroke-dash="Ultrafine_20_Dashed" svg:stroke-color="#000000" draw:fill="solid" draw:fill-color="#ffffff" draw:fill-image-width="0cm" draw:fill-image-height="0cm" fo:min-height="1.156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family="'Courier 10 Pitch'" style:font-pitch="fixed" fo:font-size="12pt" style:font-size-asian="12pt" style:font-size-complex="12pt"/>
    </style:style>
    <style:style style:name="T1" style:family="text">
      <style:text-properties fo:font-family="'Courier 10 Pitch'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977cm" svg:height="1.98cm" svg:x="4.559cm" svg:y="20.4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0.988cm" svg:height="0.99cm" svg:x="4.681cm" svg:y="20.72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2" draw:layer="layout" svg:width="0.288cm" svg:height="0.607cm" svg:x="5.799cm" svg:y="21.673cm">
            <draw:text-box>
              <text:p text:style-name="P2">1</text:p>
            </draw:text-box>
          </draw:frame>
          <draw:frame draw:style-name="gr2" draw:text-style-name="P2" draw:layer="layout" svg:width="0.288cm" svg:height="0.607cm" svg:x="4.909cm" svg:y="21.097cm">
            <draw:text-box>
              <text:p text:style-name="P2">4</text:p>
            </draw:text-box>
          </draw:frame>
          <draw:custom-shape draw:style-name="gr1" draw:text-style-name="P1" draw:layer="layout" svg:width="0.495cm" svg:height="0.495cm" svg:x="5.064cm" svg:y="20.7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2" draw:layer="layout" svg:width="0.288cm" svg:height="0.607cm" svg:x="5.181cm" svg:y="20.764cm">
            <draw:text-box>
              <text:p text:style-name="P2">7</text:p>
            </draw:text-box>
          </draw:frame>
        </draw:g>
        <draw:g>
          <draw:custom-shape draw:style-name="gr1" draw:text-style-name="P1" draw:layer="layout" svg:width="1.977cm" svg:height="1.98cm" svg:x="4.559cm" svg:y="15.7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0.495cm" svg:height="0.495cm" svg:x="2.664cm" svg:y="11.5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0.988cm" svg:height="0.99cm" svg:x="3.283cm" svg:y="13.79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1.731cm" svg:height="1.733cm" svg:x="6.909cm" svg:y="13.96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1" draw:layer="layout" svg:x1="2.931cm" svg:y1="12.021cm" svg:x2="3.529cm" svg:y2="13.849cm">
            <text:p/>
          </draw:line>
          <draw:line draw:style-name="gr3" draw:text-style-name="P1" draw:layer="layout" svg:x1="3.982cm" svg:y1="14.744cm" svg:x2="4.833cm" svg:y2="16.08cm">
            <text:p/>
          </draw:line>
          <draw:line draw:style-name="gr3" draw:text-style-name="P1" draw:layer="layout" svg:x1="7.32cm" svg:y1="15.569cm" svg:x2="6.431cm" svg:y2="16.312cm">
            <text:p/>
          </draw:line>
          <draw:frame draw:style-name="gr2" draw:text-style-name="P2" draw:layer="layout" svg:width="0.288cm" svg:height="0.607cm" svg:x="5.399cm" svg:y="16.573cm">
            <draw:text-box>
              <text:p text:style-name="P2">1</text:p>
            </draw:text-box>
          </draw:frame>
          <draw:frame draw:style-name="gr2" draw:text-style-name="P2" draw:layer="layout" svg:width="0.289cm" svg:height="0.607cm" svg:x="7.608cm" svg:y="14.512cm">
            <draw:text-box>
              <text:p text:style-name="P2">2</text:p>
            </draw:text-box>
          </draw:frame>
          <draw:frame draw:style-name="gr2" draw:text-style-name="P2" draw:layer="layout" svg:width="0.288cm" svg:height="0.607cm" svg:x="3.622cm" svg:y="14.062cm">
            <draw:text-box>
              <text:p text:style-name="P2">4</text:p>
            </draw:text-box>
          </draw:frame>
          <draw:frame draw:style-name="gr2" draw:text-style-name="P2" draw:layer="layout" svg:width="0.288cm" svg:height="0.607cm" svg:x="2.781cm" svg:y="11.534cm">
            <draw:text-box>
              <text:p text:style-name="P2">7</text:p>
            </draw:text-box>
          </draw:frame>
        </draw:g>
        <draw:g>
          <draw:custom-shape draw:style-name="gr1" draw:text-style-name="P1" draw:layer="layout" svg:width="1.977cm" svg:height="1.98cm" svg:x="4.559cm" svg:y="7.7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0.396cm" svg:height="0.396cm" svg:x="2.437cm" svg:y="1.87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0.79cm" svg:height="0.792cm" svg:x="4.745cm" svg:y="2.7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0.495cm" svg:height="0.495cm" svg:x="2.664cm" svg:y="3.5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0.988cm" svg:height="0.99cm" svg:x="3.283cm" svg:y="5.79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1.384cm" svg:height="1.386cm" svg:x="7.403cm" svg:y="3.5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1.731cm" svg:height="1.733cm" svg:x="6.909cm" svg:y="5.96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1" draw:layer="layout" svg:x1="2.657cm" svg:y1="2.271cm" svg:x2="2.858cm" svg:y2="3.534cm">
            <text:p/>
          </draw:line>
          <draw:line draw:style-name="gr3" draw:text-style-name="P1" draw:layer="layout" svg:x1="4.992cm" svg:y1="3.464cm" svg:x2="4.066cm" svg:y2="5.87cm">
            <text:p/>
          </draw:line>
          <draw:line draw:style-name="gr3" draw:text-style-name="P1" draw:layer="layout" svg:x1="2.931cm" svg:y1="4.021cm" svg:x2="3.529cm" svg:y2="5.849cm">
            <text:p/>
          </draw:line>
          <draw:line draw:style-name="gr3" draw:text-style-name="P1" draw:layer="layout" svg:x1="3.982cm" svg:y1="6.744cm" svg:x2="4.833cm" svg:y2="8.08cm">
            <text:p/>
          </draw:line>
          <draw:line draw:style-name="gr3" draw:text-style-name="P1" draw:layer="layout" svg:x1="7.32cm" svg:y1="7.569cm" svg:x2="6.431cm" svg:y2="8.312cm">
            <text:p/>
          </draw:line>
          <draw:line draw:style-name="gr3" draw:text-style-name="P1" draw:layer="layout" svg:x1="7.999cm" svg:y1="4.908cm" svg:x2="7.881cm" svg:y2="5.954cm">
            <text:p/>
          </draw:line>
          <draw:frame draw:style-name="gr2" draw:text-style-name="P2" draw:layer="layout" svg:width="0.288cm" svg:height="0.607cm" svg:x="5.399cm" svg:y="8.573cm">
            <draw:text-box>
              <text:p text:style-name="P2">1</text:p>
            </draw:text-box>
          </draw:frame>
          <draw:frame draw:style-name="gr2" draw:text-style-name="P2" draw:layer="layout" svg:width="0.289cm" svg:height="0.607cm" svg:x="7.608cm" svg:y="6.512cm">
            <draw:text-box>
              <text:p text:style-name="P2">2</text:p>
            </draw:text-box>
          </draw:frame>
          <draw:frame draw:style-name="gr2" draw:text-style-name="P2" draw:layer="layout" svg:width="0.288cm" svg:height="0.607cm" svg:x="7.959cm" svg:y="4.031cm">
            <draw:text-box>
              <text:p text:style-name="P2">3</text:p>
            </draw:text-box>
          </draw:frame>
          <draw:frame draw:style-name="gr2" draw:text-style-name="P2" draw:layer="layout" svg:width="0.288cm" svg:height="0.607cm" svg:x="3.622cm" svg:y="6.062cm">
            <draw:text-box>
              <text:p text:style-name="P2">4</text:p>
            </draw:text-box>
          </draw:frame>
          <draw:frame draw:style-name="gr2" draw:text-style-name="P2" draw:layer="layout" svg:width="0.288cm" svg:height="0.607cm" svg:x="4.992cm" svg:y="2.908cm">
            <draw:text-box>
              <text:p text:style-name="P2">5</text:p>
            </draw:text-box>
          </draw:frame>
          <draw:frame draw:style-name="gr2" draw:text-style-name="P2" draw:layer="layout" svg:width="0.288cm" svg:height="0.607cm" svg:x="2.781cm" svg:y="3.534cm">
            <draw:text-box>
              <text:p text:style-name="P2">7</text:p>
            </draw:text-box>
          </draw:frame>
          <draw:frame draw:style-name="gr2" draw:text-style-name="P2" draw:layer="layout" svg:width="0.288cm" svg:height="0.607cm" svg:x="2.526cm" svg:y="1.82cm">
            <draw:text-box>
              <text:p text:style-name="P2">8</text:p>
            </draw:text-box>
          </draw:frame>
        </draw:g>
        <draw:g>
          <draw:custom-shape draw:style-name="gr1" draw:text-style-name="P1" draw:layer="layout" svg:width="1.977cm" svg:height="1.98cm" svg:x="14.559cm" svg:y="15.7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0.495cm" svg:height="0.495cm" svg:x="12.664cm" svg:y="11.5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0.988cm" svg:height="0.99cm" svg:x="13.283cm" svg:y="13.79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1.731cm" svg:height="1.733cm" svg:x="16.909cm" svg:y="13.96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1" draw:layer="layout" svg:x1="12.931cm" svg:y1="12.021cm" svg:x2="13.529cm" svg:y2="13.849cm">
            <text:p/>
          </draw:line>
          <draw:line draw:style-name="gr3" draw:text-style-name="P1" draw:layer="layout" svg:x1="13.982cm" svg:y1="14.744cm" svg:x2="14.833cm" svg:y2="16.08cm">
            <text:p/>
          </draw:line>
          <draw:line draw:style-name="gr3" draw:text-style-name="P1" draw:layer="layout" svg:x1="17.32cm" svg:y1="15.569cm" svg:x2="16.431cm" svg:y2="16.312cm">
            <text:p/>
          </draw:line>
          <draw:frame draw:style-name="gr2" draw:text-style-name="P2" draw:layer="layout" svg:width="0.288cm" svg:height="0.607cm" svg:x="15.399cm" svg:y="16.573cm">
            <draw:text-box>
              <text:p text:style-name="P2">1</text:p>
            </draw:text-box>
          </draw:frame>
          <draw:frame draw:style-name="gr2" draw:text-style-name="P2" draw:layer="layout" svg:width="0.289cm" svg:height="0.607cm" svg:x="17.608cm" svg:y="14.512cm">
            <draw:text-box>
              <text:p text:style-name="P2">3</text:p>
            </draw:text-box>
          </draw:frame>
          <draw:frame draw:style-name="gr2" draw:text-style-name="P2" draw:layer="layout" svg:width="0.288cm" svg:height="0.607cm" svg:x="13.622cm" svg:y="14.062cm">
            <draw:text-box>
              <text:p text:style-name="P2">5</text:p>
            </draw:text-box>
          </draw:frame>
          <draw:frame draw:style-name="gr2" draw:text-style-name="P2" draw:layer="layout" svg:width="0.288cm" svg:height="0.607cm" svg:x="12.781cm" svg:y="11.534cm">
            <draw:text-box>
              <text:p text:style-name="P2">8</text:p>
            </draw:text-box>
          </draw:frame>
        </draw:g>
        <draw:g>
          <draw:custom-shape draw:style-name="gr1" draw:text-style-name="P1" draw:layer="layout" svg:width="1.977cm" svg:height="1.98cm" svg:x="14.559cm" svg:y="7.7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0.396cm" svg:height="0.396cm" svg:x="12.437cm" svg:y="1.87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0.79cm" svg:height="0.792cm" svg:x="14.745cm" svg:y="2.7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0.495cm" svg:height="0.495cm" svg:x="12.664cm" svg:y="3.5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0.988cm" svg:height="0.99cm" svg:x="13.283cm" svg:y="5.79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1.384cm" svg:height="1.386cm" svg:x="17.403cm" svg:y="3.5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1.731cm" svg:height="1.733cm" svg:x="16.909cm" svg:y="5.96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1" draw:layer="layout" svg:x1="12.657cm" svg:y1="2.271cm" svg:x2="12.858cm" svg:y2="3.534cm">
            <text:p/>
          </draw:line>
          <draw:line draw:style-name="gr3" draw:text-style-name="P1" draw:layer="layout" svg:x1="14.992cm" svg:y1="3.464cm" svg:x2="14.066cm" svg:y2="5.87cm">
            <text:p/>
          </draw:line>
          <draw:line draw:style-name="gr3" draw:text-style-name="P1" draw:layer="layout" svg:x1="12.931cm" svg:y1="4.021cm" svg:x2="13.529cm" svg:y2="5.849cm">
            <text:p/>
          </draw:line>
          <draw:line draw:style-name="gr3" draw:text-style-name="P1" draw:layer="layout" svg:x1="13.982cm" svg:y1="6.744cm" svg:x2="14.833cm" svg:y2="8.08cm">
            <text:p/>
          </draw:line>
          <draw:line draw:style-name="gr3" draw:text-style-name="P1" draw:layer="layout" svg:x1="17.32cm" svg:y1="7.569cm" svg:x2="16.431cm" svg:y2="8.312cm">
            <text:p/>
          </draw:line>
          <draw:line draw:style-name="gr3" draw:text-style-name="P1" draw:layer="layout" svg:x1="17.999cm" svg:y1="4.908cm" svg:x2="17.881cm" svg:y2="5.954cm">
            <text:p/>
          </draw:line>
          <draw:frame draw:style-name="gr2" draw:text-style-name="P2" draw:layer="layout" svg:width="0.288cm" svg:height="0.607cm" svg:x="15.399cm" svg:y="8.573cm">
            <draw:text-box>
              <text:p text:style-name="P2">1</text:p>
            </draw:text-box>
          </draw:frame>
          <draw:frame draw:style-name="gr2" draw:text-style-name="P2" draw:layer="layout" svg:width="0.289cm" svg:height="0.607cm" svg:x="17.608cm" svg:y="6.512cm">
            <draw:text-box>
              <text:p text:style-name="P2">2</text:p>
            </draw:text-box>
          </draw:frame>
          <draw:frame draw:style-name="gr2" draw:text-style-name="P2" draw:layer="layout" svg:width="0.288cm" svg:height="0.607cm" svg:x="17.959cm" svg:y="4.031cm">
            <draw:text-box>
              <text:p text:style-name="P2">3</text:p>
            </draw:text-box>
          </draw:frame>
          <draw:frame draw:style-name="gr2" draw:text-style-name="P2" draw:layer="layout" svg:width="0.288cm" svg:height="0.607cm" svg:x="13.622cm" svg:y="6.062cm">
            <draw:text-box>
              <text:p text:style-name="P2">4</text:p>
            </draw:text-box>
          </draw:frame>
          <draw:frame draw:style-name="gr2" draw:text-style-name="P2" draw:layer="layout" svg:width="0.288cm" svg:height="0.607cm" svg:x="14.992cm" svg:y="2.908cm">
            <draw:text-box>
              <text:p text:style-name="P2">5</text:p>
            </draw:text-box>
          </draw:frame>
          <draw:frame draw:style-name="gr2" draw:text-style-name="P2" draw:layer="layout" svg:width="0.288cm" svg:height="0.607cm" svg:x="12.781cm" svg:y="3.534cm">
            <draw:text-box>
              <text:p text:style-name="P2">7</text:p>
            </draw:text-box>
          </draw:frame>
          <draw:frame draw:style-name="gr2" draw:text-style-name="P2" draw:layer="layout" svg:width="0.288cm" svg:height="0.607cm" svg:x="12.526cm" svg:y="1.82cm">
            <draw:text-box>
              <text:p text:style-name="P2">8</text:p>
            </draw:text-box>
          </draw:frame>
        </draw:g>
        <draw:g>
          <draw:custom-shape draw:style-name="gr1" draw:text-style-name="P1" draw:layer="layout" svg:width="1.977cm" svg:height="1.98cm" svg:x="14.56cm" svg:y="20.4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0.988cm" svg:height="0.99cm" svg:x="14.682cm" svg:y="20.72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2" draw:layer="layout" svg:width="0.288cm" svg:height="0.607cm" svg:x="15.8cm" svg:y="21.673cm">
            <draw:text-box>
              <text:p text:style-name="P2">3</text:p>
            </draw:text-box>
          </draw:frame>
          <draw:frame draw:style-name="gr2" draw:text-style-name="P2" draw:layer="layout" svg:width="0.288cm" svg:height="0.607cm" svg:x="14.91cm" svg:y="21.097cm">
            <draw:text-box>
              <text:p text:style-name="P2">5</text:p>
            </draw:text-box>
          </draw:frame>
          <draw:custom-shape draw:style-name="gr1" draw:text-style-name="P1" draw:layer="layout" svg:width="0.495cm" svg:height="0.495cm" svg:x="15.065cm" svg:y="20.7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2" draw:layer="layout" svg:width="0.288cm" svg:height="0.607cm" svg:x="15.182cm" svg:y="20.764cm">
            <draw:text-box>
              <text:p text:style-name="P2">8</text:p>
            </draw:text-box>
          </draw:frame>
        </draw:g>
        <draw:frame draw:style-name="gr4" draw:text-style-name="P3" draw:layer="layout" svg:width="8.72cm" svg:height="0.745cm" svg:x="11.57cm" svg:y="1cm">
          <draw:text-box>
            <text:p text:style-name="P3"><text:span text:style-name="T1">[nodePromotionIndexShift]=true</text:span></text:p>
          </draw:text-box>
        </draw:frame>
        <draw:frame draw:style-name="gr4" draw:text-style-name="P3" draw:layer="layout" svg:width="8.72cm" svg:height="0.745cm" svg:x="1.37cm" svg:y="1.001cm">
          <draw:text-box>
            <text:p text:style-name="P3"><text:span text:style-name="T1">[nodePromotionIndexShift]=false</text:span></text:p>
          </draw:text-box>
        </draw:frame>
        <draw:line draw:style-name="gr5" draw:text-style-name="P1" draw:layer="layout" svg:x1="10.696cm" svg:y1="1.491cm" svg:x2="10.696cm" svg:y2="22.881cm">
          <text:p/>
        </draw:line>
        <draw:frame draw:style-name="gr6" draw:text-style-name="P1" draw:layer="layout" svg:width="2.646cm" svg:height="1.673cm" svg:x="9.401cm" svg:y="5.105cm">
          <draw:text-box>
            <text:p text:style-name="P1">Initial tree</text:p>
          </draw:text-box>
        </draw:frame>
        <draw:frame draw:style-name="gr6" draw:text-style-name="P1" draw:layer="layout" svg:width="3.381cm" svg:height="1.673cm" svg:x="8.99cm" svg:y="14.106cm">
          <draw:text-box>
            <text:p text:style-name="P1">Evolved Stage 1</text:p>
          </draw:text-box>
        </draw:frame>
        <draw:frame draw:style-name="gr6" draw:text-style-name="P1" draw:layer="layout" svg:width="3.381cm" svg:height="1.673cm" svg:x="8.991cm" svg:y="20.807cm">
          <draw:text-box>
            <text:p text:style-name="P1">Evolved Stage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9" draw:display-name="Gradient 9" draw:style="radial" draw:cx="50%" draw:cy="50%" draw:start-color="#3deb3d" draw:end-color="#94bd5e" draw:start-intensity="100%" draw:end-intensity="100%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Benson</meta:initial-creator>
    <meta:creation-date>2010-10-06T13:32:50</meta:creation-date>
    <dc:date>2012-04-25T12:07:54</dc:date>
    <meta:editing-duration>PT18M16S</meta:editing-duration>
    <meta:editing-cycles>4</meta:editing-cycles>
    <meta:generator>LibreOffice/3.4$Unix LibreOffice_project/340m1$Build-502</meta:generator>
    <meta:document-statistic meta:object-count="86"/>
  </office:meta>
</office:document-meta>
</file>